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77a1" officeooo:paragraph-rsid="001277a1"/>
    </style:style>
    <style:style style:name="P2" style:family="paragraph" style:parent-style-name="Standard">
      <style:paragraph-properties fo:text-align="start" style:justify-single-word="false"/>
      <style:text-properties officeooo:rsid="001277a1" officeooo:paragraph-rsid="001277a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277a1" officeooo:paragraph-rsid="001277a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38c49" officeooo:paragraph-rsid="00138c49"/>
    </style:style>
    <style:style style:name="T1" style:family="text">
      <style:text-properties officeooo:rsid="00138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épartition des tâches</text:p>
      <text:p text:style-name="P1"/>
      <text:p text:style-name="P2">Nous nous sommes concertez pour décider de comment nous allions encoder les données <text:span text:style-name="T1">et comment nous allions faire notre agenda.</text:span></text:p>
      <text:p text:style-name="P2"/>
      <text:p text:style-name="P4">Louis Planes et Thomas Blangero ont chacun réfléchi à une méthode pour encoder les données, la solution de Louis Planes a été conservée.</text:p>
      <text:p text:style-name="P4"/>
      <text:p text:style-name="P4">Gabin Michalet s’est penché sur l’agenda avec Kylian Gehier, ils ont pour l’un créé l’apparence et les fonctionnalités de l’agenda et l’autre a créé des méthodes pour sauvegarder les données de l’agenda dans un fichier xml qu’ils ont mis en commun pour former l’agenda.</text:p>
      <text:p text:style-name="P4"/>
      <text:p text:style-name="P4">Thomas Blangero s’est occupé de l’apparence et des principales fonctionnalités lorsqu’on lance l’application.</text:p>
      <text:p text:style-name="P4"/>
      <text:p text:style-name="P4">Nous avons donc tous mis en commun le travail que chacun a f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2:06:47.937000000</meta:creation-date>
    <dc:date>2018-01-02T14:25:34.931000000</dc:date>
    <meta:editing-duration>PT7M56S</meta:editing-duration>
    <meta:editing-cycles>1</meta:editing-cycles>
    <meta:document-statistic meta:table-count="0" meta:image-count="0" meta:object-count="0" meta:page-count="1" meta:paragraph-count="6" meta:word-count="116" meta:character-count="727" meta:non-whitespace-character-count="617"/>
    <meta:generator>LibreOffice/5.3.6.1$Windows_x86 LibreOffice_project/686f202eff87ef707079aeb7f485847613344eb7</meta:generator>
  </office:meta>
</office:document-meta>
</file>